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7df17"/>
    </style:style>
    <style:style style:name="P2" style:family="paragraph" style:parent-style-name="Standard">
      <style:text-properties officeooo:paragraph-rsid="0011e584"/>
    </style:style>
    <style:style style:name="P3" style:family="paragraph" style:parent-style-name="Standard">
      <style:text-properties officeooo:paragraph-rsid="001227e6"/>
    </style:style>
    <style:style style:name="P4" style:family="paragraph" style:parent-style-name="Standard">
      <style:text-properties officeooo:paragraph-rsid="00166f66"/>
    </style:style>
    <style:style style:name="P5" style:family="paragraph" style:parent-style-name="Standard">
      <style:text-properties officeooo:paragraph-rsid="001929b4"/>
    </style:style>
    <style:style style:name="T1" style:family="text">
      <style:text-properties officeooo:rsid="0011875e"/>
    </style:style>
    <style:style style:name="T2" style:family="text">
      <style:text-properties officeooo:rsid="0011e584"/>
    </style:style>
    <style:style style:name="T3" style:family="text">
      <style:text-properties officeooo:rsid="0011f5c1"/>
    </style:style>
    <style:style style:name="T4" style:family="text">
      <style:text-properties officeooo:rsid="00166f66"/>
    </style:style>
    <style:style style:name="T5" style:family="text">
      <style:text-properties officeooo:rsid="0017dd8b"/>
    </style:style>
    <style:style style:name="T6" style:family="text">
      <style:text-properties officeooo:rsid="001929b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-start text:name="__DdeLink__72_2976711449"/>create table movie_keyword_<text:span text:style-name="T4">no</text:span>hh as (</text:p>
      <text:p text:style-name="Standard">select * from movie_keyword <text:s/>t1 where not exists (select * from (select movie_id as movie_id from movie_keyword t2 group by t2.movie_id order by count(*) desc limit <text:span text:style-name="T4">28</text:span>) t3 where t1.movie_id = t3.movie_id));<text:bookmark-end text:name="__DdeLink__72_2976711449"/></text:p>
      <text:p text:style-name="Standard"/>
      <text:p text:style-name="P4">create table cast_info_<text:span text:style-name="T4">no</text:span>hh as (</text:p>
      <text:p text:style-name="P4">select * from cast_info <text:s/>t1 where not exists (select * from (select movie_id as movie_id from cast_info t2 group by t2.movie_id order by count(*) desc limit <text:span text:style-name="T5">71</text:span>) t3 where t1.movie_id = t3.movie_id));</text:p>
      <text:p text:style-name="P1"/>
      <text:p text:style-name="P4">create table movie_link_<text:span text:style-name="T4">no</text:span>hh as (</text:p>
      <text:p text:style-name="P4">select * from movie_link <text:s/>t1 where not exists (select * from (select movie_id as movie_id from movie_link t2 group by t2.movie_id order by count(*) desc limit <text:span text:style-name="T6">107</text:span>) t3 where t1.movie_id = t3.movie_id));</text:p>
      <text:p text:style-name="P1"/>
      <text:p text:style-name="P4">create table movie_companies_<text:span text:style-name="T4">no</text:span>hh as (</text:p>
      <text:p text:style-name="P4">select * from movie_companies <text:s/>t1 where not exists (select * from (select movie_id as movie_id from movie_companies t2 group by t2.movie_id order by count(*) desc limit <text:span text:style-name="T6">7</text:span>) t3 where t1.movie_id = t3.movie_id));</text:p>
      <text:p text:style-name="P4"/>
      <text:p text:style-name="P4">create table movie_info_<text:span text:style-name="T4">no</text:span>hh as (</text:p>
      <text:p text:style-name="P4">select * from movie_info <text:s/>t1 where not exists (select * from (select movie_id as movie_id from movie_info t2 group by t2.movie_id order by count(*) desc limit <text:span text:style-name="T6">1</text:span><text:span text:style-name="T4">8</text:span>) t3 where t1.movie_id = t3.movie_id));</text:p>
      <text:p text:style-name="P4"/>
      <text:p text:style-name="P2">create table <text:span text:style-name="T3">movie_link</text:span>_<text:span text:style-name="T2">freq</text:span> as (</text:p>
      <text:p text:style-name="P2"><text:span text:style-name="T1">s</text:span>elect <text:span text:style-name="T3">movie_</text:span>id, <text:span text:style-name="T2">count(*)</text:span> from <text:span text:style-name="T3">movie_link</text:span> group by <text:span text:style-name="T3">movie_i</text:span>d order by count(*) desc);</text:p>
      <text:p text:style-name="P2"/>
      <text:p text:style-name="P3">create table <text:span text:style-name="T3">on_time_stats</text:span>_<text:span text:style-name="T2">freq</text:span> as (</text:p>
      <text:p text:style-name="P3"><text:span text:style-name="T1">s</text:span>elect <text:span text:style-name="T3">origin_airport_id</text:span>, <text:span text:style-name="T2">count(*)</text:span> from <text:span text:style-name="T3">on_time_stats</text:span> group by <text:span text:style-name="T3">origin_airport_id</text:span> order by count(*) desc);</text:p>
      <text:p text:style-name="P1"/>
      <text:p text:style-name="P1">copy on_time_stats_freq to '/tmp/on_time_stats_freq.csv' csv</text:p>
      <text:p text:style-name="P1"/>
      <text:p text:style-name="P5">copy movie_companies_nohh to '/tmp/movie_companies_nohh.csv' csv;</text:p>
      <text:p text:style-name="P1"/>
      <text:p text:style-name="P5">copy movie_info_nohh to '/tmp/movie_info_nohh.csv' csv;</text:p>
      <text:p text:style-name="P5"/>
      <text:p text:style-name="P5">copy movie_link_nohh to '/tmp/movie_link_nohh.csv' csv;</text:p>
      <text:p text:style-name="P5"/>
      <text:p text:style-name="P5">copy movie_keyword_nohh to '/tmp/movie_keyword_nohh.csv' csv;</text:p>
      <text:p text:style-name="P1"/>
      <text:p text:style-name="P5">copy cast_info_nohh to '/tmp/cast_info_nohh.csv' csv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9T18:42:11.695654068</meta:creation-date>
    <dc:date>2021-03-11T11:22:07.410335082</dc:date>
    <meta:editing-duration>PT2H21M35S</meta:editing-duration>
    <meta:editing-cycles>8</meta:editing-cycles>
    <meta:generator>LibreOffice/6.4.6.2$Linux_X86_64 LibreOffice_project/40$Build-2</meta:generator>
    <meta:document-statistic meta:table-count="0" meta:image-count="0" meta:object-count="0" meta:page-count="1" meta:paragraph-count="20" meta:word-count="249" meta:character-count="1792" meta:non-whitespace-character-count="1558"/>
  </office:meta>
</office:document-meta>
</file>